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eight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table:formula="of:=[.A2] * 0.24" office:value-type="float" office:value="175.92">
            <text:p>175.92</text:p>
          </table:table-cell>
          <table:table-cell table:formula="of:=[.B2] * 0.24" office:value-type="float" office:value="238.08">
            <text:p>238.0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2/28/2018</text:date>, <text:time>02:4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bert Mosinski</meta:initial-creator>
    <meta:creation-date>2018-02-28T02:12:04.93</meta:creation-date>
    <dc:date>2018-02-28T02:40:07.05</dc:date>
    <dc:creator>Norbert Mosinski</dc:creator>
    <meta:editing-duration>PT12M52S</meta:editing-duration>
    <meta:editing-cycles>1</meta:editing-cycles>
    <meta:document-statistic meta:table-count="3" meta:cell-count="6" meta:object-count="0"/>
    <meta:generator>OpenOffice/4.1.3$Win32 OpenOffice.org_project/413m1$Build-9783</meta:generator>
  </office:meta>
</office:document-meta>
</file>